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fb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<text:s text:c="2"/>- name: My fi<text:span text:style-name="T1">r</text:span>st playbook</text:p>
      <text:p text:style-name="Standard"><text:s text:c="4"/>hosts: webservers</text:p>
      <text:p text:style-name="Standard"><text:s text:c="4"/>become: true</text:p>
      <text:p text:style-name="Standard"><text:s text:c="4"/>tasks:</text:p>
      <text:p text:style-name="Standard"><text:s text:c="4"/>- name: Install apache httpd (state=present is optional)</text:p>
      <text:p text:style-name="Standard"><text:s text:c="6"/>apt:</text:p>
      <text:p text:style-name="Standard"><text:s text:c="8"/>name: apache2</text:p>
      <text:p text:style-name="Standard"><text:s text:c="8"/>state: abs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58:13.865000000</meta:creation-date>
    <dc:date>2021-02-07T15:58:27.745000000</dc:date>
    <meta:editing-duration>PT14S</meta:editing-duration>
    <meta:editing-cycles>1</meta:editing-cycles>
    <meta:document-statistic meta:table-count="0" meta:image-count="0" meta:object-count="0" meta:page-count="1" meta:paragraph-count="9" meta:word-count="24" meta:character-count="189" meta:non-whitespace-character-count="134"/>
    <meta:generator>LibreOffice/6.4.4.2$Windows_x86 LibreOffice_project/3d775be2011f3886db32dfd395a6a6d1ca2630ff</meta:generator>
  </office:meta>
</office:document-meta>
</file>